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9cm" fo:min-width="19.8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83cm" fo:min-width="2.0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83cm" fo:min-width="19.8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19.786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19.78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.00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.00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669cm" fo:min-width="19.786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4.669cm" fo:min-width="19.786cm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.54cm" draw:transform="rotate (-1.5707963267949) translate (12.43cm 4.8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32cm" svg:height="2.54cm" draw:transform="rotate (-1.5707963267949) translate (4.81cm 4.8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5.08cm" draw:transform="rotate (-1.5707963267949) translate (9.89cm 2.2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5.08cm" draw:transform="rotate (-1.5707963267949) translate (9.89cm 25.1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32cm" svg:height="5.08cm" draw:transform="rotate (-1.5707963267949) translate (17.51cm 4.8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path draw:style-name="gr4" draw:text-style-name="P1" draw:layer="layout" svg:width="2.539cm" svg:height="0cm" svg:x="9.89cm" svg:y="4.81cm" svg:viewBox="0 0 2540 0" svg:d="M0 0c847 0 1693 0 2540 0">
          <text:p/>
        </draw:path>
        <draw:path draw:style-name="gr4" draw:text-style-name="P1" draw:layer="layout" svg:width="2.539cm" svg:height="0cm" svg:x="9.89cm" svg:y="25.13cm" svg:viewBox="0 0 2540 0" svg:d="M2540 0c-847 0-1693 0-2540 0">
          <text:p/>
        </draw:path>
        <draw:path draw:style-name="gr5" draw:text-style-name="P1" draw:layer="layout" svg:width="0cm" svg:height="20.319cm" svg:x="9.89cm" svg:y="4.81cm" svg:viewBox="0 0 0 20320" svg:d="M0 20320c0-6773 0-13547 0-20320">
          <text:p/>
        </draw:path>
        <draw:path draw:style-name="gr6" draw:text-style-name="P1" draw:layer="layout" svg:width="5.079cm" svg:height="0cm" svg:x="4.81cm" svg:y="2.27cm" svg:viewBox="0 0 5080 0" svg:d="M0 0c1693 0 3387 0 5080 0">
          <text:p/>
        </draw:path>
        <draw:path draw:style-name="gr6" draw:text-style-name="P1" draw:layer="layout" svg:width="0cm" svg:height="2.539cm" svg:x="9.89cm" svg:y="2.27cm" svg:viewBox="0 0 0 2540" svg:d="M0 0c0 847 0 1693 0 2540">
          <text:p/>
        </draw:path>
        <draw:path draw:style-name="gr7" draw:text-style-name="P1" draw:layer="layout" svg:width="5.079cm" svg:height="0cm" svg:x="4.81cm" svg:y="4.81cm" svg:viewBox="0 0 5080 0" svg:d="M5080 0c-1693 0-3387 0-5080 0">
          <text:p/>
        </draw:path>
        <draw:path draw:style-name="gr6" draw:text-style-name="P1" draw:layer="layout" svg:width="0cm" svg:height="2.539cm" svg:x="4.81cm" svg:y="2.27cm" svg:viewBox="0 0 0 2540" svg:d="M0 2540c0-847 0-1693 0-2540">
          <text:p/>
        </draw:path>
        <draw:path draw:style-name="gr7" draw:text-style-name="P1" draw:layer="layout" svg:width="5.079cm" svg:height="0cm" svg:x="4.81cm" svg:y="25.13cm" svg:viewBox="0 0 5080 0" svg:d="M0 0c1693 0 3387 0 5080 0">
          <text:p/>
        </draw:path>
        <draw:path draw:style-name="gr6" draw:text-style-name="P1" draw:layer="layout" svg:width="0cm" svg:height="2.539cm" svg:x="9.89cm" svg:y="25.13cm" svg:viewBox="0 0 0 2540" svg:d="M0 0c0 847 0 1693 0 2540">
          <text:p/>
        </draw:path>
        <draw:path draw:style-name="gr6" draw:text-style-name="P1" draw:layer="layout" svg:width="5.079cm" svg:height="0cm" svg:x="4.81cm" svg:y="27.67cm" svg:viewBox="0 0 5080 0" svg:d="M5080 0c-1693 0-3387 0-5080 0">
          <text:p/>
        </draw:path>
        <draw:path draw:style-name="gr6" draw:text-style-name="P1" draw:layer="layout" svg:width="0cm" svg:height="2.539cm" svg:x="4.81cm" svg:y="25.13cm" svg:viewBox="0 0 0 2540" svg:d="M0 2540c0-847 0-1693 0-2540">
          <text:p/>
        </draw:path>
        <draw:line draw:style-name="gr8" draw:text-style-name="P1" draw:layer="layout" svg:x1="12.43cm" svg:y1="4.81cm" svg:x2="17.51cm" svg:y2="4.81cm">
          <text:p/>
        </draw:line>
        <draw:line draw:style-name="gr8" draw:text-style-name="P1" draw:layer="layout" svg:x1="17.51cm" svg:y1="25.13cm" svg:x2="12.43cm" svg:y2="25.13cm">
          <text:p/>
        </draw:line>
        <draw:line draw:style-name="gr9" draw:text-style-name="P1" draw:layer="layout" svg:x1="12.43cm" svg:y1="25.13cm" svg:x2="12.43cm" svg:y2="4.81cm">
          <text:p/>
        </draw:line>
        <draw:line draw:style-name="gr10" draw:text-style-name="P2" draw:layer="layout" svg:x1="4.81cm" svg:y1="20.063cm" svg:x2="4.81cm" svg:y2="25.143cm">
          <text:p/>
        </draw:line>
        <draw:line draw:style-name="gr10" draw:text-style-name="P2" draw:layer="layout" svg:x1="4.81cm" svg:y1="4.81cm" svg:x2="4.81cm" svg:y2="9.89cm">
          <text:p/>
        </draw:line>
        <draw:line draw:style-name="gr10" draw:text-style-name="P2" draw:layer="layout" svg:x1="6.08cm" svg:y1="9.89cm" svg:x2="6.08cm" svg:y2="20.049cm">
          <text:p/>
        </draw:line>
        <draw:line draw:style-name="gr11" draw:text-style-name="P2" draw:layer="layout" svg:x1="4.81cm" svg:y1="9.89cm" svg:x2="6.08cm" svg:y2="9.89cm">
          <text:p/>
        </draw:line>
        <draw:line draw:style-name="gr11" draw:text-style-name="P2" draw:layer="layout" svg:x1="4.81cm" svg:y1="20.05cm" svg:x2="6.08cm" svg:y2="20.05cm">
          <text:p/>
        </draw:line>
        <draw:line draw:style-name="gr11" draw:text-style-name="P2" draw:layer="layout" svg:x1="17.51cm" svg:y1="20.05cm" svg:x2="17.51cm" svg:y2="25.118cm">
          <text:p/>
        </draw:line>
        <draw:line draw:style-name="gr11" draw:text-style-name="P2" draw:layer="layout" svg:x1="17.51cm" svg:y1="4.81cm" svg:x2="17.51cm" svg:y2="9.878cm">
          <text:p/>
        </draw:line>
        <draw:line draw:style-name="gr11" draw:text-style-name="P2" draw:layer="layout" svg:x1="16.24cm" svg:y1="9.89cm" svg:x2="16.24cm" svg:y2="20.05cm">
          <text:p/>
        </draw:line>
        <draw:line draw:style-name="gr10" draw:text-style-name="P2" draw:layer="layout" svg:x1="17.51cm" svg:y1="9.89cm" svg:x2="16.24cm" svg:y2="9.89cm">
          <text:p/>
        </draw:line>
        <draw:line draw:style-name="gr10" draw:text-style-name="P2" draw:layer="layout" svg:x1="17.51cm" svg:y1="20.05cm" svg:x2="16.24cm" svg:y2="20.05cm">
          <text:p/>
        </draw:line>
        <draw:line draw:style-name="gr11" draw:text-style-name="P2" draw:layer="layout" svg:x1="3.54cm" svg:y1="9.89cm" svg:x2="3.54cm" svg:y2="20.05cm">
          <text:p/>
        </draw:line>
        <draw:line draw:style-name="gr11" draw:text-style-name="P2" draw:layer="layout" svg:x1="3.54cm" svg:y1="9.89cm" svg:x2="4.81cm" svg:y2="9.89cm">
          <text:p/>
        </draw:line>
        <draw:line draw:style-name="gr11" draw:text-style-name="P2" draw:layer="layout" svg:x1="4.81cm" svg:y1="20.05cm" svg:x2="3.54cm" svg:y2="20.05cm">
          <text:p/>
        </draw:line>
        <draw:line draw:style-name="gr11" draw:text-style-name="P2" draw:layer="layout" svg:x1="17.51cm" svg:y1="9.89cm" svg:x2="17.51cm" svg:y2="12.43cm">
          <text:p/>
        </draw:line>
        <draw:line draw:style-name="gr11" draw:text-style-name="P2" draw:layer="layout" svg:x1="16.24cm" svg:y1="12.43cm" svg:x2="17.51cm" svg:y2="12.43cm">
          <text:p/>
        </draw:line>
        <draw:line draw:style-name="gr11" draw:text-style-name="P2" draw:layer="layout" svg:x1="17.51cm" svg:y1="20.05cm" svg:x2="17.51cm" svg:y2="17.51cm">
          <text:p/>
        </draw:line>
        <draw:line draw:style-name="gr11" draw:text-style-name="P2" draw:layer="layout" svg:x1="16.24cm" svg:y1="17.51cm" svg:x2="17.51cm" svg:y2="17.51cm">
          <text:p/>
        </draw:line>
        <draw:line draw:style-name="gr11" draw:text-style-name="P2" draw:layer="layout" svg:x1="4.81cm" svg:y1="4.81cm" svg:x2="2.27cm" svg:y2="4.81cm">
          <text:p/>
        </draw:line>
        <draw:line draw:style-name="gr11" draw:text-style-name="P2" draw:layer="layout" svg:x1="2.27cm" svg:y1="9.89cm" svg:x2="2.27cm" svg:y2="4.81cm">
          <text:p/>
        </draw:line>
        <draw:line draw:style-name="gr11" draw:text-style-name="P2" draw:layer="layout" svg:x1="4.81cm" svg:y1="9.89cm" svg:x2="2.27cm" svg:y2="9.89cm">
          <text:p/>
        </draw:line>
        <draw:line draw:style-name="gr11" draw:text-style-name="P2" draw:layer="layout" svg:x1="4.81cm" svg:y1="20.05cm" svg:x2="2.27cm" svg:y2="20.05cm">
          <text:p/>
        </draw:line>
        <draw:line draw:style-name="gr11" draw:text-style-name="P2" draw:layer="layout" svg:x1="2.27cm" svg:y1="25.13cm" svg:x2="2.27cm" svg:y2="20.05cm">
          <text:p/>
        </draw:line>
        <draw:line draw:style-name="gr11" draw:text-style-name="P2" draw:layer="layout" svg:x1="4.81cm" svg:y1="25.13cm" svg:x2="2.27cm" svg:y2="25.13cm">
          <text:p/>
        </draw:line>
      </draw:page>
      <draw:page draw:name="page3" draw:style-name="dp1" draw:master-page-name="Default">
        <draw:path draw:style-name="gr4" draw:text-style-name="P1" draw:layer="layout" svg:width="2.539cm" svg:height="0cm" svg:x="8.62cm" svg:y="4.81cm" svg:viewBox="0 0 2540 0" svg:d="M0 0c847 0 1693 0 2540 0">
          <text:p/>
        </draw:path>
        <draw:path draw:style-name="gr4" draw:text-style-name="P1" draw:layer="layout" svg:width="2.539cm" svg:height="0cm" svg:x="8.62cm" svg:y="25.13cm" svg:viewBox="0 0 2540 0" svg:d="M2540 0c-847 0-1693 0-2540 0">
          <text:p/>
        </draw:path>
        <draw:path draw:style-name="gr5" draw:text-style-name="P1" draw:layer="layout" svg:width="0cm" svg:height="8.889cm" svg:x="8.62cm" svg:y="4.81cm" svg:viewBox="0 0 0 8890" svg:d="M0 8890c0-2963 0-5927 0-8890">
          <text:p/>
        </draw:path>
        <draw:path draw:style-name="gr6" draw:text-style-name="P1" draw:layer="layout" svg:width="5.079cm" svg:height="0cm" svg:x="3.54cm" svg:y="2.27cm" svg:viewBox="0 0 5080 0" svg:d="M0 0c1693 0 3387 0 5080 0">
          <text:p/>
        </draw:path>
        <draw:path draw:style-name="gr6" draw:text-style-name="P1" draw:layer="layout" svg:width="0cm" svg:height="2.539cm" svg:x="8.62cm" svg:y="2.27cm" svg:viewBox="0 0 0 2540" svg:d="M0 0c0 847 0 1693 0 2540">
          <text:p/>
        </draw:path>
        <draw:path draw:style-name="gr7" draw:text-style-name="P1" draw:layer="layout" svg:width="5.079cm" svg:height="0cm" svg:x="3.54cm" svg:y="4.81cm" svg:viewBox="0 0 5080 0" svg:d="M5080 0c-1693 0-3387 0-5080 0">
          <text:p/>
        </draw:path>
        <draw:path draw:style-name="gr6" draw:text-style-name="P1" draw:layer="layout" svg:width="0cm" svg:height="2.539cm" svg:x="3.54cm" svg:y="2.27cm" svg:viewBox="0 0 0 2540" svg:d="M0 2540c0-847 0-1693 0-2540">
          <text:p/>
        </draw:path>
        <draw:path draw:style-name="gr7" draw:text-style-name="P1" draw:layer="layout" svg:width="5.079cm" svg:height="0cm" svg:x="3.54cm" svg:y="25.13cm" svg:viewBox="0 0 5080 0" svg:d="M0 0c1693 0 3387 0 5080 0">
          <text:p/>
        </draw:path>
        <draw:path draw:style-name="gr6" draw:text-style-name="P1" draw:layer="layout" svg:width="0cm" svg:height="2.539cm" svg:x="8.62cm" svg:y="25.13cm" svg:viewBox="0 0 0 2540" svg:d="M0 0c0 847 0 1693 0 2540">
          <text:p/>
        </draw:path>
        <draw:path draw:style-name="gr6" draw:text-style-name="P1" draw:layer="layout" svg:width="5.079cm" svg:height="0cm" svg:x="3.54cm" svg:y="27.67cm" svg:viewBox="0 0 5080 0" svg:d="M5080 0c-1693 0-3387 0-5080 0">
          <text:p/>
        </draw:path>
        <draw:path draw:style-name="gr6" draw:text-style-name="P1" draw:layer="layout" svg:width="0cm" svg:height="2.539cm" svg:x="3.54cm" svg:y="25.13cm" svg:viewBox="0 0 0 2540" svg:d="M0 2540c0-847 0-1693 0-2540">
          <text:p/>
        </draw:path>
        <draw:line draw:style-name="gr8" draw:text-style-name="P1" draw:layer="layout" svg:x1="11.16cm" svg:y1="4.81cm" svg:x2="16.24cm" svg:y2="4.81cm">
          <text:p/>
        </draw:line>
        <draw:line draw:style-name="gr8" draw:text-style-name="P1" draw:layer="layout" svg:x1="16.24cm" svg:y1="25.13cm" svg:x2="11.16cm" svg:y2="25.13cm">
          <text:p/>
        </draw:line>
        <draw:line draw:style-name="gr9" draw:text-style-name="P1" draw:layer="layout" svg:x1="11.16cm" svg:y1="25.13cm" svg:x2="11.16cm" svg:y2="4.81cm">
          <text:p/>
        </draw:line>
        <draw:line draw:style-name="gr11" draw:text-style-name="P2" draw:layer="layout" svg:x1="3.54cm" svg:y1="20.063cm" svg:x2="3.54cm" svg:y2="25.143cm">
          <text:p/>
        </draw:line>
        <draw:line draw:style-name="gr11" draw:text-style-name="P2" draw:layer="layout" svg:x1="3.54cm" svg:y1="4.81cm" svg:x2="3.54cm" svg:y2="9.89cm">
          <text:p/>
        </draw:line>
        <draw:line draw:style-name="gr11" draw:text-style-name="P2" draw:layer="layout" svg:x1="3.54cm" svg:y1="9.89cm" svg:x2="4.81cm" svg:y2="9.89cm">
          <text:p/>
        </draw:line>
        <draw:line draw:style-name="gr11" draw:text-style-name="P2" draw:layer="layout" svg:x1="3.54cm" svg:y1="20.05cm" svg:x2="4.81cm" svg:y2="20.05cm">
          <text:p/>
        </draw:line>
        <draw:line draw:style-name="gr11" draw:text-style-name="P2" draw:layer="layout" svg:x1="16.24cm" svg:y1="20.05cm" svg:x2="16.24cm" svg:y2="25.118cm">
          <text:p/>
        </draw:line>
        <draw:line draw:style-name="gr11" draw:text-style-name="P2" draw:layer="layout" svg:x1="16.24cm" svg:y1="4.81cm" svg:x2="16.24cm" svg:y2="9.878cm">
          <text:p/>
        </draw:line>
        <draw:line draw:style-name="gr12" draw:text-style-name="P2" draw:layer="layout" svg:x1="17.51cm" svg:y1="9.89cm" svg:x2="14.97cm" svg:y2="9.89cm">
          <text:p/>
        </draw:line>
        <draw:line draw:style-name="gr12" draw:text-style-name="P2" draw:layer="layout" svg:x1="17.51cm" svg:y1="20.05cm" svg:x2="14.97cm" svg:y2="20.05cm">
          <text:p/>
        </draw:line>
        <draw:line draw:style-name="gr12" draw:text-style-name="P2" draw:layer="layout" svg:x1="4.81cm" svg:y1="9.89cm" svg:x2="4.81cm" svg:y2="13.7cm">
          <text:p/>
        </draw:line>
        <draw:line draw:style-name="gr12" draw:text-style-name="P2" draw:layer="layout" svg:x1="4.81cm" svg:y1="16.24cm" svg:x2="4.81cm" svg:y2="20.05cm">
          <text:p/>
        </draw:line>
        <draw:line draw:style-name="gr10" draw:text-style-name="P2" draw:layer="layout" svg:x1="8.62cm" svg:y1="16.24cm" svg:x2="4.81cm" svg:y2="16.24cm">
          <text:p/>
        </draw:line>
        <draw:line draw:style-name="gr10" draw:text-style-name="P2" draw:layer="layout" svg:x1="8.62cm" svg:y1="13.7cm" svg:x2="4.81cm" svg:y2="13.7cm">
          <text:p/>
        </draw:line>
        <draw:line draw:style-name="gr11" draw:text-style-name="P2" draw:layer="layout" svg:x1="3.54cm" svg:y1="4.81cm" svg:x2="1cm" svg:y2="4.81cm">
          <text:p/>
        </draw:line>
        <draw:line draw:style-name="gr11" draw:text-style-name="P2" draw:layer="layout" svg:x1="1cm" svg:y1="9.89cm" svg:x2="1cm" svg:y2="4.81cm">
          <text:p/>
        </draw:line>
        <draw:line draw:style-name="gr10" draw:text-style-name="P2" draw:layer="layout" svg:x1="3.54cm" svg:y1="9.89cm" svg:x2="1cm" svg:y2="9.89cm">
          <text:p/>
        </draw:line>
        <draw:line draw:style-name="gr11" draw:text-style-name="P2" draw:layer="layout" svg:x1="1cm" svg:y1="25.13cm" svg:x2="1cm" svg:y2="20.05cm">
          <text:p/>
        </draw:line>
        <draw:line draw:style-name="gr11" draw:text-style-name="P2" draw:layer="layout" svg:x1="3.54cm" svg:y1="25.13cm" svg:x2="1cm" svg:y2="25.13cm">
          <text:p/>
        </draw:line>
        <draw:path draw:style-name="gr5" draw:text-style-name="P1" draw:layer="layout" svg:width="0cm" svg:height="8.889cm" svg:x="8.62cm" svg:y="16.24cm" svg:viewBox="0 0 0 8890" svg:d="M0 8890c0-2963 0-5927 0-8890">
          <text:p/>
        </draw:path>
        <draw:line draw:style-name="gr10" draw:text-style-name="P2" draw:layer="layout" svg:x1="9.89cm" svg:y1="13.7cm" svg:x2="9.89cm" svg:y2="16.24cm">
          <text:p/>
        </draw:line>
        <draw:line draw:style-name="gr11" draw:text-style-name="P2" draw:layer="layout" svg:x1="20.05cm" svg:y1="13.7cm" svg:x2="20.05cm" svg:y2="16.24cm">
          <text:p/>
        </draw:line>
        <draw:line draw:style-name="gr10" draw:text-style-name="P2" draw:layer="layout" svg:x1="14.97cm" svg:y1="9.89cm" svg:x2="14.97cm" svg:y2="20.05cm">
          <text:p/>
        </draw:line>
        <draw:line draw:style-name="gr11" draw:text-style-name="P2" draw:layer="layout" svg:x1="20.05cm" svg:y1="13.7cm" svg:x2="16.24cm" svg:y2="13.7cm">
          <text:p/>
        </draw:line>
        <draw:line draw:style-name="gr10" draw:text-style-name="P2" draw:layer="layout" svg:x1="16.24cm" svg:y1="13.7cm" svg:x2="16.24cm" svg:y2="16.24cm">
          <text:p/>
        </draw:line>
        <draw:line draw:style-name="gr11" draw:text-style-name="P2" draw:layer="layout" svg:x1="20.05cm" svg:y1="16.24cm" svg:x2="16.24cm" svg:y2="16.24cm">
          <text:p/>
        </draw:line>
        <draw:line draw:style-name="gr11" draw:text-style-name="P2" draw:layer="layout" svg:x1="17.51cm" svg:y1="9.89cm" svg:x2="17.51cm" svg:y2="13.7cm">
          <text:p/>
        </draw:line>
        <draw:line draw:style-name="gr11" draw:text-style-name="P2" draw:layer="layout" svg:x1="17.51cm" svg:y1="16.24cm" svg:x2="17.51cm" svg:y2="20.05cm">
          <text:p/>
        </draw:line>
        <draw:line draw:style-name="gr11" draw:text-style-name="P2" draw:layer="layout" svg:x1="4.81cm" svg:y1="13.7cm" svg:x2="4.81cm" svg:y2="16.367cm">
          <text:p/>
        </draw:line>
        <draw:line draw:style-name="gr11" draw:text-style-name="P2" draw:layer="layout" svg:x1="8.62cm" svg:y1="13.7cm" svg:x2="8.62cm" svg:y2="16.621cm">
          <text:p/>
        </draw:line>
        <draw:line draw:style-name="gr11" draw:text-style-name="P2" draw:layer="layout" svg:x1="4.81cm" svg:y1="14.97cm" svg:x2="8.62cm" svg:y2="14.97cm">
          <text:p/>
        </draw:line>
        <draw:line draw:style-name="gr11" draw:text-style-name="P2" draw:layer="layout" svg:x1="9.89cm" svg:y1="13.7cm" svg:x2="8.62cm" svg:y2="13.7cm">
          <text:p/>
        </draw:line>
        <draw:line draw:style-name="gr11" draw:text-style-name="P2" draw:layer="layout" svg:x1="9.89cm" svg:y1="16.24cm" svg:x2="8.62cm" svg:y2="16.24cm">
          <text:p/>
        </draw:line>
        <draw:line draw:style-name="gr11" draw:text-style-name="P2" draw:layer="layout" svg:x1="9.128cm" svg:y1="14.208cm" svg:x2="9.509cm" svg:y2="15.986cm">
          <text:p/>
        </draw:line>
        <draw:line draw:style-name="gr11" draw:text-style-name="P2" draw:layer="layout" svg:x1="9.636cm" svg:y1="14.081cm" svg:x2="9.001cm" svg:y2="15.986cm">
          <text:p/>
        </draw:line>
        <draw:line draw:style-name="gr11" draw:text-style-name="P2" draw:layer="layout" svg:x1="1cm" svg:y1="9.885cm" svg:x2="1cm" svg:y2="11.155cm">
          <text:p/>
        </draw:line>
        <draw:line draw:style-name="gr11" draw:text-style-name="P2" draw:layer="layout" svg:x1="3.54cm" svg:y1="9.89cm" svg:x2="3.54cm" svg:y2="11.16cm">
          <text:p/>
        </draw:line>
        <draw:line draw:style-name="gr11" draw:text-style-name="P2" draw:layer="layout" svg:x1="3.54cm" svg:y1="11.16cm" svg:x2="1cm" svg:y2="11.16cm">
          <text:p/>
        </draw:line>
        <draw:line draw:style-name="gr10" draw:text-style-name="P2" draw:layer="layout" svg:x1="3.54cm" svg:y1="20.05cm" svg:x2="1cm" svg:y2="20.05cm">
          <text:p/>
        </draw:line>
        <draw:line draw:style-name="gr11" draw:text-style-name="P2" draw:layer="layout" svg:x1="1cm" svg:y1="20.055cm" svg:x2="1cm" svg:y2="18.785cm">
          <text:p/>
        </draw:line>
        <draw:line draw:style-name="gr11" draw:text-style-name="P2" draw:layer="layout" svg:x1="3.54cm" svg:y1="20.05cm" svg:x2="3.54cm" svg:y2="18.78cm">
          <text:p/>
        </draw:line>
        <draw:line draw:style-name="gr11" draw:text-style-name="P2" draw:layer="layout" svg:x1="3.54cm" svg:y1="18.78cm" svg:x2="1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6:15:49.363132553</meta:creation-date>
    <dc:date>2019-06-09T08:47:47.185738454</dc:date>
    <meta:editing-duration>PT26M19S</meta:editing-duration>
    <meta:editing-cycles>10</meta:editing-cycles>
    <meta:generator>LibreOffice/6.0.7.3$Linux_X86_64 LibreOffice_project/00m0$Build-3</meta:generator>
    <meta:document-statistic meta:object-count="96"/>
  </office:meta>
</office:document-meta>
</file>